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153cm" svg:height="0.962cm" svg:x="4.685cm" svg:y="11.9cm">
          <draw:text-box>
            <text:p>Metal Bar Width = 7mm</text:p>
          </draw:text-box>
        </draw:frame>
        <draw:frame draw:style-name="gr8" draw:layer="layout" svg:width="6.302cm" svg:height="0.962cm" svg:x="5.5cm" svg:y="13.038cm">
          <draw:text-box>
            <text:p>Rim Height = 2.3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– Note: Flat</text:p>
            <text:p>Inlay Cover = .15mm</text:p>
            <text:p>Inlay (Includes Antenna / Transponder) = 230μm</text:p>
            <text:p>Absorber = .45mm</text:p>
            <text:p>Ring Metal = 1m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7.952cm" svg:y1="23.7cm" svg:x2="8.552cm" svg:y2="23.4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2.5mm</text:p>
          </draw:text-box>
        </draw:frame>
        <draw:frame draw:style-name="gr19" draw:layer="layout" svg:width="9.608cm" svg:height="0.962cm" svg:x="8.3cm" svg:y="20.5cm">
          <draw:text-box>
            <text:p>Top portion inner length = 2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1.9cm" svg:y1="23.7cm" svg:x2="1.3cm" svg:y2="23.4cm">
          <text:p/>
        </draw:line>
        <draw:line draw:style-name="gr16" draw:text-style-name="P1" draw:layer="layout" svg:x1="8.7cm" svg:y1="27.8cm" svg:x2="6.4cm" svg:y2="27.3cm">
          <text:p/>
        </draw:line>
        <draw:line draw:style-name="gr16" draw:text-style-name="P1" draw:layer="layout" svg:x1="8.4cm" svg:y1="21cm" svg:x2="7cm" svg:y2="21.7cm">
          <text:p/>
        </draw:lin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1cm" svg:y1="24.9cm" svg:x2="1.5cm" svg:y2="25.2cm">
          <text:p/>
        </draw:line>
        <draw:line draw:style-name="gr18" draw:text-style-name="P1" draw:layer="layout" svg:x1="7.8cm" svg:y1="25.1cm" svg:x2="8.4cm" svg:y2="25.4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Small Ring</text:span></text:p>
            <text:p><text:span text:style-name="T3">US Sizes 4 – 5.5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8-17T13:46:05</dc:date>
    <dc:creator>jose </dc:creator>
    <meta:editing-duration>PT37M41S</meta:editing-duration>
    <meta:editing-cycles>14</meta:editing-cycles>
    <meta:generator>LibreOffice/3.6$Linux_X86_64 LibreOffice_project/360m1$Build-2</meta:generator>
    <meta:document-statistic meta:object-count="86"/>
  </office:meta>
</office:document-meta>
</file>